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it" fo:country="IT" officeooo:rsid="0001339f" officeooo:paragraph-rsid="0001339f" style:font-size-asian="14pt" style:font-size-complex="14pt"/>
    </style:style>
    <style:style style:name="P2" style:family="paragraph" style:parent-style-name="Standard">
      <style:paragraph-properties fo:line-height="150%"/>
      <style:text-properties fo:font-size="14pt" fo:language="it" fo:country="IT" officeooo:rsid="0001339f" officeooo:paragraph-rsid="0001339f" style:font-size-asian="14pt" style:font-size-complex="14pt"/>
    </style:style>
    <style:style style:name="P3" style:family="paragraph" style:parent-style-name="Standard">
      <style:paragraph-properties fo:line-height="150%"/>
      <style:text-properties fo:font-size="14pt" fo:language="it" fo:country="IT" officeooo:rsid="0001339f" officeooo:paragraph-rsid="000d0977" style:font-size-asian="14pt" style:font-size-complex="14pt"/>
    </style:style>
    <style:style style:name="P4" style:family="paragraph" style:parent-style-name="Standard">
      <style:paragraph-properties fo:line-height="150%"/>
      <style:text-properties fo:font-size="14pt" fo:language="it" fo:country="IT" officeooo:rsid="0001339f" officeooo:paragraph-rsid="000e2569" style:font-size-asian="14pt" style:font-size-complex="14pt"/>
    </style:style>
    <style:style style:name="P5" style:family="paragraph" style:parent-style-name="Standard">
      <style:paragraph-properties fo:line-height="150%"/>
      <style:text-properties fo:font-size="14pt" fo:language="it" fo:country="IT" officeooo:rsid="000489cd" officeooo:paragraph-rsid="000ea5d8" style:font-size-asian="14pt" style:font-size-complex="14pt"/>
    </style:style>
    <style:style style:name="P6" style:family="paragraph" style:parent-style-name="Standard">
      <style:paragraph-properties fo:line-height="150%"/>
      <style:text-properties fo:font-size="14pt" fo:language="it" fo:country="IT" officeooo:rsid="000489cd" officeooo:paragraph-rsid="0011b553" style:font-size-asian="14pt" style:font-size-complex="14pt"/>
    </style:style>
    <style:style style:name="P7" style:family="paragraph" style:parent-style-name="Standard">
      <style:paragraph-properties fo:line-height="150%"/>
      <style:text-properties fo:font-size="14pt" fo:language="it" fo:country="IT" officeooo:rsid="00032ec7" officeooo:paragraph-rsid="00032ec7" style:font-size-asian="14pt" style:font-size-complex="14pt"/>
    </style:style>
    <style:style style:name="P8" style:family="paragraph" style:parent-style-name="Standard">
      <style:paragraph-properties fo:line-height="150%"/>
      <style:text-properties fo:font-size="14pt" fo:language="it" fo:country="IT" officeooo:paragraph-rsid="0001339f" style:font-size-asian="14pt" style:font-size-complex="14pt"/>
    </style:style>
    <style:style style:name="P9" style:family="paragraph" style:parent-style-name="Standard">
      <style:paragraph-properties fo:line-height="150%"/>
      <style:text-properties fo:font-size="14pt" fo:language="it" fo:country="IT" fo:font-style="italic" fo:font-weight="bold" officeooo:rsid="0001339f" officeooo:paragraph-rsid="000d0977"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style:text-properties fo:font-size="14pt" fo:language="it" fo:country="IT" fo:font-style="italic" fo:font-weight="bold" officeooo:rsid="00032ec7" officeooo:paragraph-rsid="000ea5d8" style:font-size-asian="14pt" style:font-style-asian="italic" style:font-weight-asian="bold" style:font-size-complex="14pt" style:font-style-complex="italic" style:font-weight-complex="bold"/>
    </style:style>
    <style:style style:name="P11" style:family="paragraph" style:parent-style-name="Standard">
      <style:paragraph-properties fo:line-height="150%"/>
      <style:text-properties fo:font-size="14pt" fo:language="it" fo:country="IT" fo:font-style="italic" fo:font-weight="bold" officeooo:rsid="000489cd" officeooo:paragraph-rsid="000ea5d8" style:font-size-asian="14pt" style:font-style-asian="italic" style:font-weight-asian="bold" style:font-size-complex="14pt" style:font-style-complex="italic" style:font-weight-complex="bold"/>
    </style:style>
    <style:style style:name="P12" style:family="paragraph" style:parent-style-name="Standard">
      <style:text-properties fo:font-size="14pt" fo:language="it" fo:country="IT" fo:font-style="italic" officeooo:rsid="0013153a" officeooo:paragraph-rsid="0013153a" style:font-size-asian="14pt" style:font-style-asian="italic" style:font-size-complex="14pt" style:font-style-complex="italic"/>
    </style:style>
    <style:style style:name="P13" style:family="paragraph" style:parent-style-name="Standard">
      <style:paragraph-properties fo:text-align="center" style:justify-single-word="false"/>
      <style:text-properties fo:font-size="16pt" fo:language="it" fo:country="IT" style:text-underline-style="solid" style:text-underline-width="auto" style:text-underline-color="font-color" fo:font-weight="bold" officeooo:rsid="0001339f" officeooo:paragraph-rsid="0001339f" style:font-size-asian="16pt" style:font-weight-asian="bold" style:font-size-complex="16pt" style:font-weight-complex="bold"/>
    </style:style>
    <style:style style:name="P14" style:family="paragraph" style:parent-style-name="Standard">
      <style:paragraph-properties fo:line-height="150%" fo:text-align="end" style:justify-single-word="false"/>
      <style:text-properties fo:language="it" fo:country="IT" fo:font-style="italic" fo:font-weight="bold" officeooo:rsid="0004a9e9" officeooo:paragraph-rsid="0004a9e9" style:font-style-asian="italic" style:font-weight-asian="bold" style:font-style-complex="italic" style:font-weight-complex="bold"/>
    </style:style>
    <style:style style:name="P15" style:family="paragraph" style:parent-style-name="Standard">
      <style:paragraph-properties fo:line-height="150%" fo:text-align="end" style:justify-single-word="false"/>
      <style:text-properties fo:language="it" fo:country="IT" fo:font-style="italic" fo:font-weight="normal" officeooo:rsid="0004a9e9" officeooo:paragraph-rsid="0004a9e9" style:font-style-asian="italic" style:font-weight-asian="normal" style:font-style-complex="italic" style:font-weight-complex="normal"/>
    </style:style>
    <style:style style:name="P16" style:family="paragraph" style:parent-style-name="Standard">
      <style:paragraph-properties fo:line-height="150%" fo:text-align="end" style:justify-single-word="false"/>
      <style:text-properties fo:language="it" fo:country="IT" fo:font-style="italic" fo:font-weight="normal" officeooo:rsid="0007c9d0" officeooo:paragraph-rsid="0007c9d0" style:font-style-asian="italic" style:font-weight-asian="normal" style:font-style-complex="italic" style:font-weight-complex="normal"/>
    </style:style>
    <style:style style:name="P17" style:family="paragraph" style:parent-style-name="Standard">
      <style:paragraph-properties fo:line-height="150%"/>
      <style:text-properties fo:language="it" fo:country="IT" officeooo:rsid="0001339f" officeooo:paragraph-rsid="0001339f"/>
    </style:style>
    <style:style style:name="P18" style:family="paragraph" style:parent-style-name="Standard">
      <style:paragraph-properties fo:line-height="150%"/>
      <style:text-properties officeooo:paragraph-rsid="00032ec7"/>
    </style:style>
    <style:style style:name="P19" style:family="paragraph" style:parent-style-name="Standard">
      <style:paragraph-properties fo:line-height="150%"/>
      <style:text-properties officeooo:rsid="0009d9ba" officeooo:paragraph-rsid="0009d9ba"/>
    </style:style>
    <style:style style:name="P20" style:family="paragraph" style:parent-style-name="Standard">
      <style:paragraph-properties fo:line-height="150%"/>
      <style:text-properties fo:font-size="12pt" fo:language="it" fo:country="IT" fo:font-style="italic" fo:font-weight="bold" officeooo:rsid="000489cd" officeooo:paragraph-rsid="000ea5d8" style:font-size-asian="12pt" style:font-style-asian="italic" style:font-weight-asian="bold" style:font-size-complex="12pt" style:font-style-complex="italic" style:font-weight-complex="bold"/>
    </style:style>
    <style:style style:name="P21" style:family="paragraph" style:parent-style-name="Standard">
      <style:paragraph-properties fo:line-height="150%"/>
      <style:text-properties fo:font-size="12pt" fo:language="it" fo:country="IT" fo:font-style="italic" fo:font-weight="bold" officeooo:rsid="00032ec7" officeooo:paragraph-rsid="000ea5d8" style:font-size-asian="12pt" style:font-style-asian="italic" style:font-weight-asian="bold" style:font-size-complex="12pt" style:font-style-complex="italic" style:font-weight-complex="bold"/>
    </style:style>
    <style:style style:name="P22" style:family="paragraph" style:parent-style-name="Standard">
      <style:paragraph-properties fo:line-height="150%"/>
      <style:text-properties fo:font-size="12pt" fo:language="it" fo:country="IT" fo:font-style="italic" fo:font-weight="bold" officeooo:rsid="0009d9ba" officeooo:paragraph-rsid="000d0977" style:font-size-asian="12pt" style:font-style-asian="italic" style:font-weight-asian="bold" style:font-size-complex="12pt" style:font-style-complex="italic" style:font-weight-complex="bold"/>
    </style:style>
    <style:style style:name="P23" style:family="paragraph" style:parent-style-name="Standard">
      <style:paragraph-properties fo:line-height="150%"/>
      <style:text-properties fo:font-size="12pt" fo:language="it" fo:country="IT" fo:font-style="italic" fo:font-weight="bold" officeooo:rsid="000d0977" officeooo:paragraph-rsid="000d0977" style:font-size-asian="12pt" style:font-style-asian="italic" style:font-weight-asian="bold" style:font-size-complex="12pt" style:font-style-complex="italic" style:font-weight-complex="bold"/>
    </style:style>
    <style:style style:name="T1" style:family="text">
      <style:text-properties officeooo:rsid="0001339f"/>
    </style:style>
    <style:style style:name="T2" style:family="text">
      <style:text-properties fo:font-size="14pt" fo:language="it" fo:country="IT" style:font-size-asian="14pt" style:font-size-complex="14pt"/>
    </style:style>
    <style:style style:name="T3" style:family="text">
      <style:text-properties fo:font-size="14pt" fo:language="it" fo:country="IT" officeooo:rsid="00032ec7" style:font-size-asian="14pt" style:font-size-complex="14pt"/>
    </style:style>
    <style:style style:name="T4" style:family="text">
      <style:text-properties fo:font-size="14pt" fo:language="it" fo:country="IT" officeooo:rsid="000650fe" style:font-size-asian="14pt" style:font-size-complex="14pt"/>
    </style:style>
    <style:style style:name="T5" style:family="text">
      <style:text-properties fo:font-size="14pt" fo:language="it" fo:country="IT" officeooo:rsid="000bd6a8" style:font-size-asian="14pt" style:font-size-complex="14pt"/>
    </style:style>
    <style:style style:name="T6" style:family="text">
      <style:text-properties fo:font-size="14pt" fo:language="it" fo:country="IT" officeooo:rsid="000cf9ce" style:font-size-asian="14pt" style:font-size-complex="14pt"/>
    </style:style>
    <style:style style:name="T7" style:family="text">
      <style:text-properties officeooo:rsid="0009d9ba"/>
    </style:style>
    <style:style style:name="T8" style:family="text">
      <style:text-properties officeooo:rsid="000bd6a8"/>
    </style:style>
    <style:style style:name="T9" style:family="text">
      <style:text-properties officeooo:rsid="000d0977"/>
    </style:style>
    <style:style style:name="T10" style:family="text">
      <style:text-properties officeooo:rsid="000ea5d8"/>
    </style:style>
    <style:style style:name="T11" style:family="text">
      <style:text-properties officeooo:rsid="00102157"/>
    </style:style>
    <style:style style:name="T12" style:family="text">
      <style:text-properties officeooo:rsid="0013beaf"/>
    </style:style>
    <style:style style:name="T13" style:family="text">
      <style:text-properties officeooo:rsid="00149c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EVENTIVO TAGLIO LEGNA</text:p>
      <text:p text:style-name="P12">Bricolandia-<text:span text:style-name="T12">Cambiano</text:span>, prezzi al mq dati su foglio il 01/04/2020</text:p>
      <text:p text:style-name="P1"/>
      <text:p text:style-name="P1"/>
      <text:p text:style-name="P9">LAMELLARE ABETE <text:span text:style-name="T7">(spessori vari)</text:span></text:p>
      <text:p text:style-name="P22">40mm non lo hanno devono ordinarlo, ma ora i fornitori sono chiusi. Verrebbe 46 €/mq un pannello intero da 5mq.</text:p>
      <text:p text:style-name="P22">27 mm costa 31,06 €/mq</text:p>
      <text:p text:style-name="P23">18 mm costa 21,84 €/mq</text:p>
      <text:p text:style-name="P2">1 TAVOLA 150 x 44 x 4 cm</text:p>
      <text:p text:style-name="P2">1 TAVOLA 150 x 44 x 2,7 cm<text:tab/><text:span text:style-name="T9">=&gt;<text:tab/>20,5 €</text:span></text:p>
      <text:p text:style-name="P2">1 TAVOLA 100 x 44 x 4 cm</text:p>
      <text:p text:style-name="P3">1 TAVOLA 100 x 44 x 2,7 cm<text:tab/><text:span text:style-name="T9">=&gt;<text:tab/>13,7 €</text:span></text:p>
      <text:p text:style-name="P4">7 TAVOLE 73 x 40 x 2,7 cm<text:tab/><text:span text:style-name="T9">=&gt;<text:tab/>9,1 € x 7</text:span><text:tab/><text:span text:style-name="T9">=&gt;<text:tab/>63,5 €</text:span></text:p>
      <text:p text:style-name="P8"/>
      <text:p text:style-name="P10">MASONITE NOCE 4mm <text:s/><text:span text:style-name="T8">(9,8 €/mq)</text:span></text:p>
      <text:p text:style-name="P21">→<text:span text:style-name="T8"> </text:span><text:span text:style-name="T13">la masonite sarebbe HDF, in questo caso </text:span><text:span text:style-name="T8">è rivestito in noce, meglio solo MDF (4,6 €/mq)</text:span></text:p>
      <text:p text:style-name="P18"><text:span text:style-name="T3">1 PANNELLO </text:span><text:span text:style-name="T4">150</text:span><text:span text:style-name="T3"> x 75,</text:span><text:span text:style-name="T4">5</text:span><text:span text:style-name="T3"> cm<text:tab/></text:span><text:span text:style-name="T5">=&gt;<text:tab/></text:span><text:span text:style-name="T6">5,2 €</text:span></text:p>
      <text:p text:style-name="P19"><text:span text:style-name="T3">1 </text:span><text:span text:style-name="T2">PANNELLO 100 x 75,5 cm<text:tab/></text:span><text:span text:style-name="T5">=&gt;<text:tab/></text:span><text:span text:style-name="T6">3,5 €</text:span></text:p>
      <text:p text:style-name="P7"/>
      <text:p text:style-name="P11">MULTISTRATO BETULLA MARINO 12mm <text:span text:style-name="T11">(non marino a 21,24 €/mq)</text:span></text:p>
      <text:p text:style-name="P20">→<text:span text:style-name="T10"> di marino hanno solo 15 e 18mm. Quello che cambia sono le colle, nel marino sono colle fenoliche, buone per esterno. Quello non marino sono colle (non mi ricordo) che vanno bene per il taglio al laser ma non per uso da esterno. Stessa resistenza, non cambia nulla</text:span></text:p>
      <text:p text:style-name="P5">1 PANNELLO 103 x 69 cm<text:span text:style-name="T1"><text:tab/>=&gt;<text:tab/>15,1 €</text:span></text:p>
      <text:p text:style-name="P6">2 PANNELLI 103 x 65 cm<text:span text:style-name="T1"><text:tab/>=&gt;<text:tab/>14,2 €<text:tab/> x 2<text:tab/>=&gt;<text:tab/>28,4 €</text:span></text:p>
      <text:p text:style-name="P17"/>
      <text:p text:style-name="P14">Contatto:</text:p>
      <text:p text:style-name="P15">Armando Gaeta</text:p>
      <text:p text:style-name="P15">cell. 340 474 5626</text:p>
      <text:p text:style-name="P16">email ar_gaeta@yahoo.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2T12:45:39.155000000</dc:date>
    <dc:creator>Armando Riccardo Gaeta</dc:creator>
    <meta:editing-duration>PT1H26M55S</meta:editing-duration>
    <meta:editing-cycles>20</meta:editing-cycles>
    <meta:document-statistic meta:table-count="0" meta:image-count="0" meta:object-count="0" meta:page-count="1" meta:paragraph-count="23" meta:word-count="230" meta:character-count="1088" meta:non-whitespace-character-count="879"/>
  </office:meta>
</office:document-meta>
</file>